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cm" style:rel-column-width="8479*"/>
    </style:style>
    <style:style style:name="Table1.B" style:family="table-column">
      <style:table-column-properties style:column-width="9.125cm" style:rel-column-width="35176*"/>
    </style:style>
    <style:style style:name="Table1.C" style:family="table-column">
      <style:table-column-properties style:column-width="5.676cm" style:rel-column-width="21880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cm" style:rel-column-width="8479*"/>
    </style:style>
    <style:style style:name="Table2.B" style:family="table-column">
      <style:table-column-properties style:column-width="14.801cm" style:rel-column-width="57056*"/>
    </style:style>
    <style:style style:name="Table2.A1" style:family="table-cell">
      <style:table-cell-properties style:writing-mode="page"/>
    </style:style>
    <style:style style:name="Table2.A2" style:family="table-cell">
      <style:table-cell-properties fo:padding="0cm" fo:border="none" style:writing-mode="page"/>
    </style:style>
    <style:style style:name="P1" style:family="paragraph" style:parent-style-name="Standard">
      <style:text-properties fo:language="fr" fo:country="FR" officeooo:rsid="001c621f" officeooo:paragraph-rsid="001c621f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Footnote">
      <style:text-properties fo:font-style="italic" style:font-style-asian="italic" style:font-style-complex="italic"/>
    </style:style>
    <style:style style:name="P4" style:family="paragraph" style:parent-style-name="Table_20_Contents">
      <style:text-properties officeooo:rsid="00205639" officeooo:paragraph-rsid="00205639"/>
    </style:style>
    <style:style style:name="P5" style:family="paragraph" style:parent-style-name="Table_20_Contents">
      <style:text-properties officeooo:rsid="0023e1a5" officeooo:paragraph-rsid="0023e1a5"/>
    </style:style>
    <style:style style:name="P6" style:family="paragraph" style:parent-style-name="Footnote">
      <style:text-properties fo:font-style="italic" style:font-style-asian="italic" style:font-style-complex="italic"/>
    </style:style>
    <style:style style:name="P7" style:family="paragraph" style:parent-style-name="Heading_20_1">
      <style:text-properties fo:language="fr" fo:country="FR"/>
    </style:style>
    <style:style style:name="P8" style:family="paragraph" style:parent-style-name="Heading_20_2">
      <style:text-properties fo:language="fr" fo:country="FR"/>
    </style:style>
    <style:style style:name="T1" style:family="text">
      <style:text-properties officeooo:rsid="002056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e1a5" style:font-weight-asian="bold" style:font-weight-complex="bold"/>
    </style:style>
    <style:style style:name="T4" style:family="text">
      <style:text-properties officeooo:rsid="0022070a"/>
    </style:style>
    <style:style style:name="T5" style:family="text">
      <style:text-properties officeooo:rsid="0023e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text:is-list-header="true">TP Securité et traitement d’un formulaire</text:h>
      <text:h text:style-name="Heading_20_2" text:outline-level="2"><text:span text:style-name="T4">Partie 1: </text:span>Client / Serveur</text:h>
      <text:p text:style-name="P3">O<text:span text:style-name="T1">rdre des opérations pour une communication Client / Serveur</text:span></text:p>
      <text:p text:style-name="P3"/>
      <text:p text:style-name="Standard"/>
      <text:p text:style-name="Standard"><text:span text:style-name="T2">Qu a:</text:span> Lorsque le client doit s'authentifier sur le serveur, à l'aide d'un formulaire de connexion: Placer ces étapes dans l'ordre.</text:p>
      <text:p text:style-name="Standard"/>
      <text:p text:style-name="Standard">- Le serveur vérifie la bonne identité du client.</text:p>
      <text:p text:style-name="Standard">- Le client clique sur la page "s'identifier / login / compte".</text:p>
      <text:p text:style-name="Standard">- Le serveur démarre une session avec le client identifié.</text:p>
      <text:p text:style-name="Standard">- Le client envoie son identifiant et son mot de passe à l'aide du formulaire.</text:p>
      <text:p text:style-name="Standard">- Le serveur lui retourne le formulaire de connexion.</text:p>
      <text:p text:style-name="Standard">- Le client ferme la session.</text:p>
      <text:p text:style-name="Standard"/>
      <text:p text:style-name="Standard"><text:span text:style-name="T2">Qu b:</text:span> L'URL est-elle la même pour chaque option choisie? Sinon, quelle extension est ajoutée à l'URL? Préciser pour chaque option de connexion choisie par le client. <text:span text:style-name="T1">Compléter le tableau.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URL complète</text:p>
          </table:table-cell>
          <table:table-cell table:style-name="Table1.A1" office:value-type="string">
            <text:p text:style-name="P4">Extension (chemin)</text:p>
          </table:table-cell>
        </table:table-row>
        <table:table-row>
          <table:table-cell table:style-name="Table1.A1" office:value-type="string">
            <text:p text:style-name="P4">G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P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Cooki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h text:style-name="P8" text:outline-level="2"><text:span text:style-name="T4">Partie 2 : </text:span>Utiliser les outils du navigateur</text:h>
      <text:p text:style-name="P1">1. Indiquer les renseignements <text:span text:style-name="T1">sur le serveur </text:span>fournis par l'en-tête</text:p>
      <text:p text:style-name="P1">- son Adresse IP (Remote Adress) :</text:p>
      <text:p text:style-name="P1">- un Numéro de port (80 en http ou 443 en https) :</text:p>
      <text:p text:style-name="P1">- le Host (nom de domaine) :</text:p>
      <text:p text:style-name="P1"/>
      <text:p text:style-name="P1">2. Dans les outils réseau du navigateur, chercher l'onglet *cookie*, et lire le contenu. Faire une copie d'écran dans votre document réponse. Comment les informations du formulaire sont-elles écrites dans le cookie? Sous une forme structurée?</text:p>
      <text:p text:style-name="P1"/>
      <text:p text:style-name="P1">3. Recharger la page: le navigateur propose t-il de soumettre à nouveau le contenu du formulaire? Les informations du formulaire sont-elles toujours présentes dans la carte d'identité?</text:p>
      <text:p text:style-name="P1"/>
      <text:p text:style-name="P1">4. Dans un autre onglet du navigateur: Les informations du formulaire sont-elles toujours présentes dans la carte d'identité? Pourquoi?</text:p>
      <text:p text:style-name="P1"/>
      <text:p text:style-name="P1">5. Saisir maintenant cette adresse dans un AUTRE navigateur. Les informations du formulaire sont-elles toujours présentes dans la carte d'identité? Pourquoi?</text:p>
      <text:p text:style-name="P1"/>
      <text:p text:style-name="P1">6. Rechercher le cookie grace aux options du navigateur. Quels autres cookies ont été déposés lors de votre session (aujourd'hui)? Comment peut-on se debarrasser de ces cookies?</text:p>
      <text:p text:style-name="P1"/>
      <text:p text:style-name="P1">7. *Conclure:* Les traces numériques laissées sur mon ordinateur peuvent-elles contenir des informations sur mon identité numérique?</text:p>
      <text:p text:style-name="P1"><text:soft-page-break/></text:p>
      <text:h text:style-name="P8" text:outline-level="2"><text:span text:style-name="T4">Partie 3 : </text:span>Sécurité sur le Web</text:h>
      <text:p text:style-name="P2"><text:span text:style-name="T2">Qu c: </text:span>(Utilisation du formulaire). Dans chaque cas, observer le message dans la fenêtre à propos de la <text:span text:style-name="T2">sécurité</text:span> <text:span text:style-name="T5">et le </text:span><text:span text:style-name="T3">chiffrement </text:span>pour l'envoi des données. Quel est ce message? Compléter le tableau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Methode</text:p>
          </table:table-cell>
          <table:table-cell table:style-name="Table2.A1" office:value-type="string">
            <text:p text:style-name="P5">Message </text:p>
          </table:table-cell>
        </table:table-row>
        <table:table-row>
          <table:table-cell table:style-name="Table2.A2" office:value-type="string">
            <text:p text:style-name="P5">http</text:p>
          </table:table-cell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https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><text:span text:style-name="T2">Qu d:</text:span> (Video) Quel est le scénario mettant en jeu un cyberpirate proposé dans la vidéo? Est-ce que cela change quelque chose, de naviguer en http ou bien en https?</text:p>
      <text:p text:style-name="P2"/>
      <text:p text:style-name="P2"><text:span text:style-name="T2">Qu e:</text:span> *Conclure:*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4-03-16T17:16:21.127759451</dc:date>
    <meta:editing-duration>PT36M17S</meta:editing-duration>
    <meta:editing-cycles>8</meta:editing-cycles>
    <meta:generator>LibreOffice/7.6.0.3$MacOSX_X86_64 LibreOffice_project/69edd8b8ebc41d00b4de3915dc82f8f0fc3b6265</meta:generator>
    <meta:document-statistic meta:table-count="2" meta:image-count="0" meta:object-count="0" meta:page-count="2" meta:paragraph-count="35" meta:word-count="424" meta:character-count="2589" meta:non-whitespace-character-count="2199"/>
  </office:meta>
</office:document-meta>
</file>